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radford LL" svg:font-family="'Bradford L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text-properties style:font-name="Bradford LL"/>
    </style:style>
    <style:style style:name="P3" style:family="paragraph" style:parent-style-name="Text_20_body">
      <style:text-properties style:font-name="Bradford LL" officeooo:paragraph-rsid="000f4ae0"/>
    </style:style>
    <style:style style:name="P4" style:family="paragraph" style:parent-style-name="Text_20_body">
      <style:text-properties style:font-name="Bradford LL" fo:font-size="12pt" officeooo:paragraph-rsid="000f4ae0" style:font-size-asian="12pt" style:font-size-complex="12pt"/>
    </style:style>
    <style:style style:name="P5" style:family="paragraph" style:parent-style-name="Text_20_body">
      <style:text-properties style:font-name="Bradford LL" officeooo:paragraph-rsid="000fbc97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1198f0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officeooo:paragraph-rsid="001198f0" style:font-weight-asian="bold" style:font-weight-complex="bold"/>
    </style:style>
    <style:style style:name="P8" style:family="paragraph" style:parent-style-name="Text_20_body">
      <style:text-properties style:font-name="Bradford LL" officeooo:paragraph-rsid="001393ce"/>
    </style:style>
    <style:style style:name="T1" style:family="text">
      <style:text-properties officeooo:rsid="000d5294"/>
    </style:style>
    <style:style style:name="T2" style:family="text">
      <style:text-properties officeooo:rsid="000f1214"/>
    </style:style>
    <style:style style:name="T3" style:family="text">
      <style:text-properties officeooo:rsid="000f4ae0"/>
    </style:style>
    <style:style style:name="T4" style:family="text">
      <style:text-properties officeooo:rsid="000fbc97"/>
    </style:style>
    <style:style style:name="T5" style:family="text">
      <style:text-properties officeooo:rsid="000fec41"/>
    </style:style>
    <style:style style:name="T6" style:family="text">
      <style:text-properties officeooo:rsid="000ff070"/>
    </style:style>
    <style:style style:name="T7" style:family="text">
      <style:text-properties officeooo:rsid="001198f0"/>
    </style:style>
    <style:style style:name="T8" style:family="text">
      <style:text-properties officeooo:rsid="001393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tivationsschreiben für MSE </text:p>
      <text:p text:style-name="P1">Peter Kuhn 2024-04-12 </text:p>
      <text:p text:style-name="P1">1 Über mich </text:p>
      <text:p text:style-name="P2"><text:span text:style-name="T1">2018 </text:span>habe ich <text:span text:style-name="T1">das </text:span>Mathematisch-Naturwissenschaftliche Gymnasium Rämibühl in Zürich <text:span text:style-name="T1">mit der Matura abge</text:span><text:span text:style-name="T3">s</text:span><text:span text:style-name="T1">ch</text:span><text:span text:style-name="T3">l</text:span><text:span text:style-name="T1">ossen. </text:span></text:p>
      <text:p text:style-name="P2"><text:span text:style-name="T3">Danach </text:span>Zivildienst <text:span text:style-name="T1">im Tessin, auch um meine Sprachkenntnis</text:span><text:span text:style-name="T8">se</text:span><text:span text:style-name="T1"> in Italienisch zu verbessern. </text:span></text:p>
      <text:p text:style-name="P2"><text:span text:style-name="T7">Von </text:span><text:span text:style-name="T1">20</text:span><text:span text:style-name="T3">19</text:span><text:span text:style-name="T1">- 20</text:span><text:span text:style-name="T3">21</text:span><text:span text:style-name="T1"> habe ich </text:span>an der ETH Mathematik <text:span text:style-name="T1">studiert. </text:span></text:p>
      <text:p text:style-name="P2">In der Pandemiezeit entschied ich mich für einen Wechsel in den Studiengang Maschinentechnik an der <text:span text:style-name="T7">Fachhochschule </text:span>OST. <text:span text:style-name="T3">Ich war sehr froh, das</text:span> <text:span text:style-name="T3">dazugehörige </text:span>Praktikum <text:span text:style-name="T3">in </text:span>Reiden, <text:span text:style-name="T7">einem KMU</text:span> und Thömus, <text:span text:style-name="T7">Entwickler von Fährrädern, </text:span><text:s/>machen zu können. Für <text:span text:style-name="T3">T</text:span>hömus habe ich weitere Projekte wie ein digitale<text:span text:style-name="T3">s</text:span> Messgerät entwickeln dürfen. </text:p>
      <text:p text:style-name="P2"><text:span text:style-name="T1">2024</text:span> habe ich die Einzelfirma Kuhn Innovative Solutions gegründet, in der ich technische <text:span text:style-name="T3">Lösungen</text:span> -<text:span text:style-name="T1">meist </text:span>für K<text:span text:style-name="T1">unstprojekte-</text:span> anbiete. </text:p>
      <text:p text:style-name="P2"/>
      <text:p text:style-name="P2">2 <text:span text:style-name="T2">bisherige</text:span> Projekte</text:p>
      <text:p text:style-name="P4">Für meine Maturarbeit habe ich <text:span text:style-name="T1">für die </text:span>analoge Kamera <text:span text:style-name="T1">meines Grossvaters ein </text:span><text:span text:style-name="T6">A</text:span><text:span text:style-name="T1">ttachment entwickelt, mit de</text:span><text:span text:style-name="T6">m</text:span><text:span text:style-name="T1"> die </text:span>Bilder <text:span text:style-name="T1">digital </text:span>auf<text:span text:style-name="T1">genommen werden</text:span>. Ziel war es, das <text:span text:style-name="T3">Feeling </text:span>einer analogen Kamera zu erhalten, ohne <text:span text:style-name="T3">aufwändig</text:span> Film <text:span text:style-name="T3">zu </text:span>verwenden, <text:span text:style-name="T7">aber auch so dass die Kamera zurückgebaut werden kann</text:span>. </text:p>
      <text:p text:style-name="P4"/>
      <text:p text:style-name="P3">Im grossen Ewick-Projekt habe ich <text:span text:style-name="T4">als Teamleiter </text:span>mit meiner Gruppe eine mechanische Be- schleunigungstechnik entwickelt, um sprödes Trockeneis auf rund 40 m/s zu be<text:span text:style-name="T6">s</text:span>chleunigen. Derzeit ist eine Paten<text:span text:style-name="T6">t</text:span>anmeldung im Gange. </text:p>
      <text:p text:style-name="P5">Für meine Semesterarbeit habe ich<text:span text:style-name="T4"> </text:span>an der SmartFaktory@ost <text:span text:style-name="T4">ein Programm geschrieben </text:span><text:span text:style-name="T7">und getestet</text:span><text:span text:style-name="T4">, das die SML Qualitätsmerkmale von </text:span>Spritzgussteilen vorhersagt. </text:p>
      <text:p text:style-name="P2"><text:span text:style-name="T6">Für die </text:span>Bachelorarbeit <text:span text:style-name="T4">arbeite ich aktuell an einem Messverfahren, </text:span>d<text:span text:style-name="T4">as</text:span> mithilfe einer Kamera de<text:span text:style-name="T4">n</text:span> Gehalt an flüssigem Wasser im Schnee <text:span text:style-name="T4">ermittelt</text:span>. </text:p>
      <text:p text:style-name="P2">Des Weiteren habe ich an einem privaten Projekt gearbeitet, einem mechanischen Einkaufszettel und einem Huthalter. </text:p>
      <text:p text:style-name="P2">Ich habe Freude daran, neue Programmieraufgaben <text:span text:style-name="T1">bei </text:span><text:span text:style-name="T7">alltäglichen und </text:span><text:span text:style-name="T1">klassischen </text:span><text:span text:style-name="T2">Ma</text:span><text:span text:style-name="T1">sch</text:span><text:span text:style-name="T2">i</text:span><text:span text:style-name="T1">nentechni</text:span><text:span text:style-name="T4">k</text:span><text:span text:style-name="T1">aufgaben</text:span> zu finden. </text:p>
      <text:p text:style-name="P2"/>
      <text:p text:style-name="P7">4 <text:span text:style-name="T8">Stand</text:span> des Maschinenbau<text:span text:style-name="T7">s</text:span> </text:p>
      <text:p text:style-name="P6">IoT-Geräte aus dem Maschinenbau produzieren viele Daten, aus denen ich Information gewinnen möchte. </text:p>
      <text:p text:style-name="P6"><text:soft-page-break/>Die Fertigungspräzision am Anfang ist nicht mehr ausreichend, es besteht ein offener Loop. Zukünftig <text:span text:style-name="T8">kann </text:span>ich <text:span text:style-name="T8">mir</text:span> einen geschlossenen Loop mit Qualitätsmanagement über den Prozess mit Machine Learning <text:span text:style-name="T8">vorstellen</text:span>. </text:p>
      <text:h text:style-name="Heading_20_1" text:outline-level="1">Meine Ziele </text:h>
      <text:p text:style-name="P2">Ich möchte meine <text:span text:style-name="T1">erworbenen </text:span>praktische<text:span text:style-name="T1">n</text:span> Grundlage<text:span text:style-name="T6">n </text:span>des Maschinentechnik-Bachelors mit einem theoretischen Ansatz aus der Data Science <text:span text:style-name="T4">erweitern</text:span>. </text:p>
      <text:p text:style-name="P2">In Data Science sehe ich die Verbindung <text:span text:style-name="T6">zwischen </text:span>de<text:span text:style-name="T6">m</text:span> aktuellen Studium <text:span text:style-name="T2">der </text:span>Maschinentechnik <text:span text:style-name="T6">und</text:span> meine<text:span text:style-name="T7">r Begeisterung für die </text:span>Mathematik. </text:p>
      <text:p text:style-name="P8">Ich <text:span text:style-name="T2">arbeite gern</text:span> transdisziplinär, und schätze die holistische Herangehensweise an Probleme, wie <text:span text:style-name="T8">ich es </text:span>in den Projektarbeiten <text:span text:style-name="T8">erlebt habe</text:span>. </text:p>
      <text:p text:style-name="P8">Mein Ziel ist es, <text:span text:style-name="T4">dazu </text:span><text:span text:style-name="T6">bei</text:span><text:span text:style-name="T4">tragen zu können, </text:span><text:span text:style-name="T7">den </text:span>Maschinenbau <text:span text:style-name="T4">wie er an der Ost praktiziert wird, weiter zu entwickeln </text:span><text:span text:style-name="T7">damit </text:span><text:span text:style-name="T4">Technik effizienter, </text:span><text:span text:style-name="T7">menschlicher</text:span><text:span text:style-name="T4"> und umwelt</text:span><text:span text:style-name="T7">gerechter</text:span><text:span text:style-name="T4"> </text:span><text:span text:style-name="T7">wird</text:span><text:span text:style-name="T4">. </text:span></text:p>
      <text:p text:style-name="P2">Derzeit gibt es einen Hype um A<text:span text:style-name="T5">I. </text:span></text:p>
      <text:p text:style-name="P2"><text:span text:style-name="T5">I</text:span>ch hingegen möchte die Grundlagen und Anwendungen sehen, verstehen und anwenden <text:span text:style-name="T5">und v</text:span>on einem User der ML zu einem Developer der ML-Applikationen werden.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radford LL" svg:font-family="'Bradford L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1:17:35.232602324</meta:creation-date>
    <dc:date>2024-04-14T12:58:49.282319306</dc:date>
    <meta:editing-duration>PT35M49S</meta:editing-duration>
    <meta:editing-cycles>5</meta:editing-cycles>
    <meta:generator>LibreOffice/24.2.0.3$MacOSX_AARCH64 LibreOffice_project/da48488a73ddd66ea24cf16bbc4f7b9c08e9bea1</meta:generator>
    <meta:document-statistic meta:table-count="0" meta:image-count="0" meta:object-count="0" meta:page-count="2" meta:paragraph-count="25" meta:word-count="417" meta:character-count="3003" meta:non-whitespace-character-count="2586"/>
  </office:meta>
</office:document-meta>
</file>